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3.399cm" style:rel-column-width="13106*"/>
    </style:style>
    <style:style style:name="Tableau4.E" style:family="table-column">
      <style:table-column-properties style:column-width="3.401cm" style:rel-column-width="13111*"/>
    </style:style>
    <style:style style:name="Tableau4.A1" style:family="table-cell">
      <style:table-cell-properties fo:padding="0.049cm" fo:border="0.05pt solid #000000"/>
    </style:style>
    <style:style style:name="Tableau5" style:family="table">
      <style:table-properties style:width="17cm" table:align="margins"/>
    </style:style>
    <style:style style:name="Tableau5.A" style:family="table-column">
      <style:table-column-properties style:column-width="3.399cm" style:rel-column-width="13106*"/>
    </style:style>
    <style:style style:name="Tableau5.E" style:family="table-column">
      <style:table-column-properties style:column-width="3.401cm" style:rel-column-width="13111*"/>
    </style:style>
    <style:style style:name="Tableau5.A1" style:family="table-cell">
      <style:table-cell-properties fo:padding="0.049cm" fo:border="0.05pt solid #000000"/>
    </style:style>
    <style:style style:name="Tableau6" style:family="table">
      <style:table-properties style:width="17cm" table:align="margins"/>
    </style:style>
    <style:style style:name="Tableau6.A" style:family="table-column">
      <style:table-column-properties style:column-width="3.399cm" style:rel-column-width="13106*"/>
    </style:style>
    <style:style style:name="Tableau6.E" style:family="table-column">
      <style:table-column-properties style:column-width="3.401cm" style:rel-column-width="13111*"/>
    </style:style>
    <style:style style:name="Tableau6.A1" style:family="table-cell">
      <style:table-cell-properties fo:padding="0.049cm" fo:border="0.05pt solid #000000"/>
    </style:style>
    <style:style style:name="Tableau7" style:family="table">
      <style:table-properties style:width="17cm" table:align="margins"/>
    </style:style>
    <style:style style:name="Tableau7.A" style:family="table-column">
      <style:table-column-properties style:column-width="2.833cm" style:rel-column-width="10922*"/>
    </style:style>
    <style:style style:name="Tableau7.F" style:family="table-column">
      <style:table-column-properties style:column-width="2.835cm" style:rel-column-width="10925*"/>
    </style:style>
    <style:style style:name="Tableau7.A1" style:family="table-cell">
      <style:table-cell-properties fo:padding="0.049cm" fo:border="0.05pt solid #000000"/>
    </style:style>
    <style:style style:name="Tableau8" style:family="table">
      <style:table-properties style:width="17.013cm" fo:margin-left="0cm" fo:margin-right="-0.012cm" table:align="margins"/>
    </style:style>
    <style:style style:name="Tableau8.A" style:family="table-column">
      <style:table-column-properties style:column-width="2.833cm" style:rel-column-width="10912*"/>
    </style:style>
    <style:style style:name="Tableau8.D" style:family="table-column">
      <style:table-column-properties style:column-width="1.212cm" style:rel-column-width="4667*"/>
    </style:style>
    <style:style style:name="Tableau8.E" style:family="table-column">
      <style:table-column-properties style:column-width="1.799cm" style:rel-column-width="6930*"/>
    </style:style>
    <style:style style:name="Tableau8.F" style:family="table-column">
      <style:table-column-properties style:column-width="5.503cm" style:rel-column-width="21202*"/>
    </style:style>
    <style:style style:name="Tableau8.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2.833cm" style:rel-column-width="10912*"/>
    </style:style>
    <style:style style:name="Tableau1.D" style:family="table-column">
      <style:table-column-properties style:column-width="1.212cm" style:rel-column-width="4667*"/>
    </style:style>
    <style:style style:name="Tableau1.E" style:family="table-column">
      <style:table-column-properties style:column-width="1.799cm" style:rel-column-width="6930*"/>
    </style:style>
    <style:style style:name="Tableau1.F" style:family="table-column">
      <style:table-column-properties style:column-width="5.503cm" style:rel-column-width="21202*"/>
    </style:style>
    <style:style style:name="Tableau1.A1" style:family="table-cell">
      <style:table-cell-properties fo:padding="0.049cm" fo:border="0.05pt solid #000000"/>
    </style:style>
    <style:style style:name="Table1" style:family="table">
      <style:table-properties style:width="17.013cm" fo:margin-left="0cm" fo:margin-right="-0.012cm" table:align="margins"/>
    </style:style>
    <style:style style:name="Table1.A" style:family="table-column">
      <style:table-column-properties style:column-width="2.14cm" style:rel-column-width="8241*"/>
    </style:style>
    <style:style style:name="Table1.C" style:family="table-column">
      <style:table-column-properties style:column-width="2.141cm" style:rel-column-width="8248*"/>
    </style:style>
    <style:style style:name="Table1.D" style:family="table-column">
      <style:table-column-properties style:column-width="0.915cm" style:rel-column-width="3526*"/>
    </style:style>
    <style:style style:name="Table1.E" style:family="table-column">
      <style:table-column-properties style:column-width="1.739cm" style:rel-column-width="6699*"/>
    </style:style>
    <style:style style:name="Table1.F" style:family="table-column">
      <style:table-column-properties style:column-width="5.159cm" style:rel-column-width="19874*"/>
    </style:style>
    <style:style style:name="Table1.G" style:family="table-column">
      <style:table-column-properties style:column-width="2.78cm" style:rel-column-width="10706*"/>
    </style:style>
    <style:style style:name="Table1.A1" style:family="table-cell">
      <style:table-cell-properties fo:padding="0.049cm" fo:border="0.05pt solid #000000"/>
    </style:style>
    <style:style style:name="Table1.F1" style:family="table-cell">
      <style:table-cell-properties fo:padding="0.049cm" fo:border-left="0.05pt solid #000000" fo:border-right="none" fo:border-top="0.05pt solid #000000" fo:border-bottom="0.05pt solid #000000"/>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text-align="start" style:justify-single-word="false"/>
    </style:style>
    <style:style style:name="P3" style:family="paragraph" style:parent-style-name="Preformatted_20_Text">
      <style:paragraph-properties>
        <style:tab-stops>
          <style:tab-stop style:position="8.44cm"/>
        </style:tab-stops>
      </style:paragraph-properties>
    </style:style>
    <style:style style:name="P4" style:family="paragraph" style:parent-style-name="Text_20_body" style:list-style-name="List_20_1"/>
    <style:style style:name="T1" style:family="text">
      <style:text-properties fo:color="#000080"/>
    </style:style>
    <style:style style:name="T2" style:family="text">
      <style:text-properties fo:color="#008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aides_a_la_saisie"/>Aides à la saisie<text:bookmark-end text:name="aides_a_la_saisie"/></text:h>
      <text:h text:style-name="Heading_20_3" text:outline-level="3"><text:bookmark-start text:name="principe_et_specification"/>Principe et spécification<text:bookmark-end text:name="principe_et_specification"/></text:h>
      <text:p text:style-name="Text_20_body">Les fonctions d'aide à la saisie permettent de compléter ou de remplir des zones de saisie lors de l'édition des documents dynacase.</text:p>
      <text:p text:style-name="Text_20_body">Les paramètres d'entrées peuvent être : </text:p>
      <text:list xml:id="list1750477155" text:style-name="List_20_1">
        <text:list-item>
          <text:p text:style-name="P4">des valeurs déjà saisies lors de l'édition de la fiche</text:p>
        </text:list-item>
        <text:list-item>
          <text:p text:style-name="P4">les coordonnées de la base de données dynacase</text:p>
        </text:list-item>
        <text:list-item>
          <text:p text:style-name="P4">des valeurs statiques</text:p>
        </text:list-item>
      </text:list>
      <text:p text:style-name="Text_20_body">Cette fonction doit toujours retourner une matrice comportant les choix possibles. Cette matrice est un tableau de tableau de chaîne de caractères. La première colonne de chaque rangée contient la chaîne de caractères présentée à l'utilisateur. Les colonnes suivantes contiennent les valeurs qui seront insérées dans les zones de saisies spécifiées à l'appel.</text:p>
      <text:p text:style-name="Text_20_body">Les fonctions d'aide à la saisie doivent être définies dans des fichiers PHP qui seront placé dans le répertoire <text:span text:style-name="Source_20_Text">/usr/share/what/EXTERNALS</text:span> sur le serveur. </text:p>
      <text:h text:style-name="Heading_20_3" text:outline-level="3">Syntaxe de la déclaration d'une aide à la saisie</text:h>
      <text:p text:style-name="P3">help ::= <text:span text:style-name="T1">&lt;functionName&gt;</text:span>(<text:span text:style-name="T1">&lt;inputs&gt;</text:span>):<text:span text:style-name="T1">&lt;outputs&gt;</text:span></text:p>
      <text:p text:style-name="P3"/>
      <text:p text:style-name="P3">functionName ::= <text:span text:style-name="T1">&lt;phpName&gt;</text:span></text:p>
      <text:p text:style-name="P3">inputs ::= nil</text:p>
      <text:p text:style-name="P3">inputs ::= <text:span text:style-name="T1">&lt;input&gt;</text:span>[,<text:span text:style-name="T1">&lt;input&gt;</text:span>]*</text:p>
      <text:p text:style-name="P3">outputs ::= <text:span text:style-name="T1">&lt;output&gt;</text:span>[,<text:span text:style-name="T1">&lt;output&gt;</text:span>]*</text:p>
      <text:p text:style-name="P3">input ::= <text:bookmark-start text:name="__DdeLink__4368_850512981"/><text:span text:style-name="T1">&lt;attributeName&gt;</text:span><text:tab/><text:span text:style-name="T2">#</text:span><text:bookmark-end text:name="__DdeLink__4368_850512981"/><text:span text:style-name="T2"> nom d'un attribut du document</text:span></text:p>
      <text:p text:style-name="P3">input ::= <text:span text:style-name="T1">&lt;parameterFamilyName&gt;</text:span><text:tab/><text:span text:style-name="T2"># nom d'un paramètre de famille</text:span></text:p>
      <text:p text:style-name="P3">input ::= '<text:span text:style-name="T1">&lt;unquotText&gt;</text:span><text:tab/><text:span text:style-name="T2"># texte statique</text:span></text:p>
      <text:p text:style-name="P3">input ::= '<text:span text:style-name="T1">&lt;unquotText&gt;</text:span>'<text:tab/><text:span text:style-name="T2"># texte statique</text:span></text:p>
      <text:p text:style-name="P3">input ::= "<text:span text:style-name="T1">&lt;undoublequotText&gt;</text:span>"<text:tab/><text:span text:style-name="T2"># texte statique</text:span></text:p>
      <text:p text:style-name="P3">input ::= <text:span text:style-name="T1">&lt;keyword&gt;</text:span> <text:tab/><text:span text:style-name="T2"># mot-clef spécifiques</text:span></text:p>
      <text:p text:style-name="P3">input ::= <text:span text:style-name="T1">&lt;property&gt;</text:span> <text:tab/><text:span text:style-name="T2"># propriétés de document</text:span></text:p>
      <text:p text:style-name="P3">input ::= <text:span text:style-name="T1">&lt;parameter&gt;</text:span> <text:tab/><text:span text:style-name="T2"># paramètre applicatif global</text:span></text:p>
      <text:p text:style-name="P3">input ::= <text:span text:style-name="T1">&lt;family&gt;</text:span> <text:tab/><text:span text:style-name="T2"># identifiant de famille (name)</text:span></text:p>
      <text:p text:style-name="P3">output ::= <text:span text:style-name="T1">&lt;attributeName&gt;</text:span><text:tab/><text:span text:style-name="T2"># nom d'un attribut de famille</text:span></text:p>
      <text:p text:style-name="P3">output ::= <text:span text:style-name="T1">&lt;currentTitle&gt;</text:span><text:tab/><text:span text:style-name="T2"># titre d'une relation</text:span></text:p>
      <text:p text:style-name="P3"/>
      <text:p text:style-name="P3">phpName ::= <text:span text:style-name="T1">&lt;alphaPlus&gt;</text:span>[<text:span text:style-name="T1">&lt;alphaNumPlus&gt;</text:span>]*</text:p>
      <text:p text:style-name="P3">alphaNumPlus ::= [a-zA-Z0-9_]</text:p>
      <text:p text:style-name="P3">alpha ::= [a-zA-Z]</text:p>
      <text:p text:style-name="P3">alphaPlus ::= [a-zA-Z_]</text:p>
      <text:p text:style-name="P3">attributeName ::= <text:span text:style-name="T1">&lt;alpha&gt;</text:span>[<text:span text:style-name="T1">&lt;alphaNumPlus&gt;</text:span>]{0,63}</text:p>
      <text:p text:style-name="P3">unquotText ::= [^',]+</text:p>
      <text:p text:style-name="P3">undoublequotText ::= [^",]+</text:p>
      <text:p text:style-name="P3">currentTitle ::= CT <text:tab/><text:span text:style-name="T2"># current title</text:span></text:p>
      <text:p text:style-name="P3">currentTitle ::= CT\[<text:span text:style-name="T1">&lt;attributeName&gt;</text:span>\] <text:tab/><text:span text:style-name="T2"># current title of another relation</text:span></text:p>
      <text:p text:style-name="P3">keyword :: <text:span text:style-name="T1">&lt;currentTitle&gt;</text:span></text:p>
      <text:p text:style-name="P3">keyword ::= D <text:tab/><text:span text:style-name="T2"># database</text:span></text:p>
      <text:p text:style-name="P3">keyword ::= I <text:tab/><text:span text:style-name="T2"># id du document courant</text:span></text:p>
      <text:p text:style-name="P3">keyword ::= K <text:tab/><text:span text:style-name="T2"># index de rangée (pour les tableaux)</text:span></text:p>
      <text:p text:style-name="P3">keyword ::= T <text:tab/><text:span text:style-name="T2"># object document (this)</text:span></text:p>
      <text:p text:style-name="P3">keyword ::= A <text:tab/><text:span text:style-name="T2"># action courante (objet Action)</text:span></text:p>
      <text:p text:style-name="P3"><text:soft-page-break/>property ::= ID</text:p>
      <text:p text:style-name="P3">property ::= INITID</text:p>
      <text:p text:style-name="P3">property ::= TITLE</text:p>
      <text:p text:style-name="P3">property ::= FROMID</text:p>
      <text:p text:style-name="P3">property ::= VERSION</text:p>
      <text:p text:style-name="P3">property ::= REVISION</text:p>
      <text:p text:style-name="P3">property ::= STATE</text:p>
      <text:p text:style-name="P3">parameter ::= \{<text:span text:style-name="T1">&lt;parameterName&gt;</text:span>\}</text:p>
      <text:p text:style-name="P3">parameterName ::= [<text:span text:style-name="T1">&lt;alphaNumPlus&gt;</text:span>]+</text:p>
      <text:p text:style-name="P3">family ::= \{<text:span text:style-name="T1">&lt;familyName&gt;</text:span>\}</text:p>
      <text:p text:style-name="P3">familyName ::= [<text:span text:style-name="T1">&lt;alphaNumPlus&gt;</text:span>]{1,64}</text:p>
      <text:p text:style-name="P3">parameterFamilyName ::= <text:span text:style-name="T1">&lt;attributeName&gt;</text:span></text:p>
      <text:p text:style-name="Text_20_body"/>
      <text:h text:style-name="Heading_20_3" text:outline-level="3"><text:bookmark-start text:name="retour_unique"/>Retour unique<text:bookmark-end text:name="retour_unique"/></text:h>
      <text:p text:style-name="Text_20_body">Le premier exemple nous montre comment retourner une liste de choix statique. </text:p>
      <text:p text:style-name="Preformatted_20_Text">function getGravite() {<text:line-break/>return array(0=&gt; array("mineure","Mi"),<text:line-break/> <text:s text:c="12"/>1=&gt; array("majeure","Ma"),<text:line-break/> <text:s text:c="12"/>2=&gt; array("bloquante","Bl"));<text:line-break/>}<text:line-break/></text:p>
      <text:p text:style-name="Text_20_body">utilisation possible : </text:p>
      <table:table table:name="Tableau4" table:style-name="Tableau4">
        <table:table-column table:style-name="Tableau4.A" table:number-columns-repeated="4"/>
        <table:table-column table:style-name="Tableau4.E"/>
        <table:table-row>
          <table:table-cell table:style-name="Tableau4.A1" office:value-type="string">
            <text:p text:style-name="Table_20_Heading">Id </text:p>
          </table:table-cell>
          <table:table-cell table:style-name="Tableau4.A1" office:value-type="string">
            <text:p text:style-name="Table_20_Heading">Description </text:p>
          </table:table-cell>
          <table:table-cell table:style-name="Tableau4.A1" office:value-type="string">
            <text:p text:style-name="Table_20_Heading">Vis </text:p>
          </table:table-cell>
          <table:table-cell table:style-name="Tableau4.A1" office:value-type="string">
            <text:p text:style-name="Table_20_Heading">Phpfile </text:p>
          </table:table-cell>
          <table:table-cell table:style-name="Tableau4.A1" office:value-type="string">
            <text:p text:style-name="Table_20_Heading">phpfunc </text:p>
          </table:table-cell>
        </table:table-row>
        <table:table-row>
          <table:table-cell table:style-name="Tableau4.A1" office:value-type="string">
            <text:p text:style-name="P1">TE_GRAV </text:p>
          </table:table-cell>
          <table:table-cell table:style-name="Tableau4.A1" office:value-type="string">
            <text:p text:style-name="P1">Gravité </text:p>
          </table:table-cell>
          <table:table-cell table:style-name="Tableau4.A1" office:value-type="string">
            <text:p text:style-name="P1">W </text:p>
          </table:table-cell>
          <table:table-cell table:style-name="Tableau4.A1" office:value-type="string">
            <text:p text:style-name="P1">Test.php </text:p>
          </table:table-cell>
          <table:table-cell table:style-name="Tableau4.A1" office:value-type="string">
            <text:p text:style-name="P1">getGravite():TE_GRAV </text:p>
          </table:table-cell>
        </table:table-row>
      </table:table>
      <text:p text:style-name="Text_20_body"><text:line-break/></text:p>
      <text:p text:style-name="Text_20_body">L'utilisateur, lorsqu'il demandera l'aide à la saisie, verra les trois choix: mineure, majeure et bloquante. S'il choisit <text:span text:style-name="Emphasis">mineure</text:span> par exemple, la valeur <text:span text:style-name="Emphasis">Mi</text:span> sera insérée dans la zone de saisie spécifiée (TE_GRAV).</text:p>
      <text:p text:style-name="Text_20_body"><text:line-break/></text:p>
      <text:p text:style-name="Text_20_body">Le deuxième exemple montre une utilisation plus complète avec la manipulation de documents. Cela permet de rechercher les personnes qui appartiennent à la société passée en paramètre. Un deuxième filtre sur le titre des personnes permet de restreindre cette recherche. Cette fonction a pour but de rechercher le nom et prénom d'une personne ou de les compléter. </text:p>
      <text:p text:style-name="Preformatted_20_Text">function getUserOfSociety($dbaccess,$socid,$name="") {<text:line-break/> <text:s/>include_once("FDL/Class.SearchDoc.php");<text:line-break/> <text:s/><text:line-break/> <text:s/>$s=new SearchDoc($dbaccess,"USER");<text:line-break/> <text:s/>$s-&gt;addFilter(sprintf("us_idsociety='%d'",$socid));//// filtre sur l'appartenance à la société//<text:line-break/> <text:s/>if ($name != "") <text:s/>$s-&gt;addFilter(sprintf("title ~* '%s",pg_escape_string($name)));//// filtre éventuel sur le titre//<text:line-break/> <text:s/>$s-&gt;slice=100;<text:line-break/> <text:s/>$s-&gt;setObjectReturn();<text:line-break/> <text:s/>$s-&gt;search();<text:line-break/> <text:s/>$tret=array();<text:line-break/> <text:s/>while ($doc=$s-&gt;nextDoc()) {<text:line-break/> <text:s text:c="3"/>$tret[]=array($doc-&gt;getTitle(), $doc-&gt;getTitle());<text:line-break/><text:soft-page-break/> <text:s/>}<text:line-break/> <text:s/>return $tret;<text:line-break/>}<text:line-break/></text:p>
      <text:p text:style-name="Text_20_body">utilisation possible : </text:p>
      <table:table table:name="Tableau5" table:style-name="Tableau5">
        <table:table-column table:style-name="Tableau5.A" table:number-columns-repeated="4"/>
        <table:table-column table:style-name="Tableau5.E"/>
        <table:table-row>
          <table:table-cell table:style-name="Tableau5.A1" office:value-type="string">
            <text:p text:style-name="Table_20_Heading">Id </text:p>
          </table:table-cell>
          <table:table-cell table:style-name="Tableau5.A1" office:value-type="string">
            <text:p text:style-name="Table_20_Heading">Description </text:p>
          </table:table-cell>
          <table:table-cell table:style-name="Tableau5.A1" office:value-type="string">
            <text:p text:style-name="Table_20_Heading">Vis </text:p>
          </table:table-cell>
          <table:table-cell table:style-name="Tableau5.A1" office:value-type="string">
            <text:p text:style-name="Table_20_Heading">Phpfile </text:p>
          </table:table-cell>
          <table:table-cell table:style-name="Tableau5.A1" office:value-type="string">
            <text:p text:style-name="Table_20_Heading">phpfunc </text:p>
          </table:table-cell>
        </table:table-row>
        <table:table-row>
          <table:table-cell table:style-name="Tableau5.A1" office:value-type="string">
            <text:p text:style-name="P1">TE_IDSOC </text:p>
          </table:table-cell>
          <table:table-cell table:style-name="Tableau5.A1" office:value-type="string">
            <text:p text:style-name="P1">identification société </text:p>
          </table:table-cell>
          <table:table-cell table:style-name="Tableau5.A1" office:value-type="string">
            <text:p text:style-name="P1">H </text:p>
          </table:table-cell>
          <table:table-cell table:style-name="Tableau5.A1" office:value-type="string">
            <text:p text:style-name="P1"><text:line-break/></text:p>
          </table:table-cell>
          <table:table-cell table:style-name="Tableau5.A1" office:value-type="string">
            <text:p text:style-name="P1"><text:line-break/></text:p>
          </table:table-cell>
        </table:table-row>
        <table:table-row>
          <table:table-cell table:style-name="Tableau5.A1" office:value-type="string">
            <text:p text:style-name="P1">TE_USER </text:p>
          </table:table-cell>
          <table:table-cell table:style-name="Tableau5.A1" office:value-type="string">
            <text:p text:style-name="P1">une personne </text:p>
          </table:table-cell>
          <table:table-cell table:style-name="Tableau5.A1" office:value-type="string">
            <text:p text:style-name="P1">W </text:p>
          </table:table-cell>
          <table:table-cell table:style-name="Tableau5.A1" office:value-type="string">
            <text:p text:style-name="P1">test.php </text:p>
          </table:table-cell>
          <table:table-cell table:style-name="Tableau5.A1" office:value-type="string">
            <text:p text:style-name="P1">getUserOfSociety(D,TE_IDSOC,TE_USER):TE_USER </text:p>
          </table:table-cell>
        </table:table-row>
      </table:table>
      <text:p text:style-name="Text_20_body">Pour retourner une erreur, il suffit de retourner une chaîne de caractère au lieu du tableau. Cela affichera l'erreur au lieu de la liste de choix. Exemple : </text:p>
      <text:p text:style-name="Preformatted_20_Text">function searchLDAPinfo($login) {<text:line-break/> <text:s/>$err=searchLDAPFromLogin($login,false,$tinfo);<text:line-break/> <text:s/>if ($err == "") {<text:line-break/> <text:s text:c="3"/>$conf=getLDAPconf(getParam("NU_LDAP_KIND"));<text:line-break/> <text:s text:c="3"/>$tout=array();<text:line-break/> <text:s text:c="3"/>foreach ($tinfo as $k=&gt;$v) {<text:line-break/> <text:s text:c="5"/>$login=$v[$conf["LDAP_USERLOGIN"]];<text:line-break/> <text:s text:c="5"/>$fn=$v["givenName"];<text:line-break/> <text:s text:c="5"/>$ln=$v["sn"];<text:line-break/><text:line-break/> <text:s text:c="5"/>$tout[]=array($login,$login,$fn,$ln); // le premier login est la valeur présentée<text:line-break/> <text:s text:c="3"/>}<text:line-break/> <text:s/>}<text:line-break/> <text:s/>if ($err) return $err;<text:line-break/> <text:s/>return $tout;<text:line-break/>}<text:line-break/></text:p>
      <text:h text:style-name="Heading_20_3" text:outline-level="3"><text:bookmark-start text:name="retour_multiple"/>Retour multiple<text:bookmark-end text:name="retour_multiple"/></text:h>
      <text:p text:style-name="Text_20_body">Les retours multiples permettent de remplir plusieurs zone d'édition avec une seule aide à la saisie. Leur réalisation est identique à celle du retour unique sauf que le nombre de colonne dans la matrice est supérieur à deux.</text:p>
      <text:p text:style-name="Text_20_body">Nous reprenons l'exemple précédent mais cette fois nous retournons aussi le mail et le téléphone du document personne. Si la personne n'a pas de téléphone, l'aide à la saisie retournera le numéro de téléphone de la société.</text:p>
      <text:p text:style-name="Text_20_body">Lorsqu'une des valeurs vaut '?' cela signifie que la zone de saisie ne doit pas être modifiée. Par contre si la valeur vaut ' ' (chaîne vide) cela signifie que le zone de saisie sera effacée et par conséquent l'ancienne valeur en base de données sera conservée. Par conséquent, dans l'exemple, si la personne n'a pas de mail et qu'on a déjà saisi une adresse email celle-ci sera conservée.</text:p>
      <text:p text:style-name="Preformatted_20_Text">function getUserOfSociety($dbaccess,$socid,$name="") {<text:line-break/> <text:s/>include_once("FDL/Class.Doc.php");<text:line-break/> <text:s/>include_once("FDL/Class.SearchDoc.php");<text:line-break/><text:line-break/> <text:s/>$tret=array(); //// matrice à retourner//<text:line-break/> <text:s/>$docsoc= new_Doc($dbaccess, $socid);<text:line-break/> <text:s/>if ($docsoc-&gt;isAlive()) {<text:line-break/><text:line-break/> <text:s/>$s=new SearchDoc($dbaccess,"USER");<text:line-break/><text:soft-page-break/> <text:s/>$s-&gt;setObjectReturn();<text:line-break/> <text:s/>$s-&gt;addFilter(sprintf("us_idsociety='%d'",$socid));//// filtre sur l'appartenance à la société//<text:line-break/> <text:s/>if ($name != "") <text:s/>$s-&gt;addFilter(sprintf("title ~* '%s'",pg_escape_string($name)));//// filtre éventuel sur le titre//<text:line-break/> <text:s/>$s-&gt;slice=100;<text:line-break/> <text:s/>$s-&gt;search();<text:line-break/> <text:s text:c="3"/><text:line-break/> <text:s text:c="3"/>while ($doc=$s-&gt;nextDoc()) {<text:line-break/> <text:s text:c="5"/>$tret[]=array(sprintf("%s (%s)",$doc-&gt;getTitle(),$docsoc-&gt;getTitle()), // on présente la personne et la société<text:line-break/> <text:s text:c="19"/>$doc-&gt;getTitle(),<text:line-break/> <text:s text:c="4"/>$doc-&gt;getValue("us_mail","?"), //**// ne supprime pas le mail si déjà saisi et s'il n'existe pas**//<text:line-break/> <text:s text:c="4"/>$doc-&gt;getValue("us_phone",$docsoc-&gt;getValue("SI_PHONE"))); //**// retourne le téléphone société si téléphone personnel non trouvé**//<text:line-break/> <text:s text:c="3"/>}<text:line-break/> <text:s/>}<text:line-break/> <text:s/>return $tret;<text:line-break/>}<text:line-break/></text:p>
      <text:p text:style-name="Text_20_body">utilisation possible : </text:p>
      <table:table table:name="Tableau6" table:style-name="Tableau6">
        <table:table-column table:style-name="Tableau6.A" table:number-columns-repeated="4"/>
        <table:table-column table:style-name="Tableau6.E"/>
        <table:table-row>
          <table:table-cell table:style-name="Tableau6.A1" office:value-type="string">
            <text:p text:style-name="Table_20_Heading">Id </text:p>
          </table:table-cell>
          <table:table-cell table:style-name="Tableau6.A1" office:value-type="string">
            <text:p text:style-name="Table_20_Heading">Description </text:p>
          </table:table-cell>
          <table:table-cell table:style-name="Tableau6.A1" office:value-type="string">
            <text:p text:style-name="Table_20_Heading">Vis </text:p>
          </table:table-cell>
          <table:table-cell table:style-name="Tableau6.A1" office:value-type="string">
            <text:p text:style-name="Table_20_Heading">Phpfile </text:p>
          </table:table-cell>
          <table:table-cell table:style-name="Tableau6.A1" office:value-type="string">
            <text:p text:style-name="Table_20_Heading">phpfunc </text:p>
          </table:table-cell>
        </table:table-row>
        <table:table-row>
          <table:table-cell table:style-name="Tableau6.A1" office:value-type="string">
            <text:p text:style-name="P1">TE_IDSOC </text:p>
          </table:table-cell>
          <table:table-cell table:style-name="Tableau6.A1" office:value-type="string">
            <text:p text:style-name="P1">identification société </text:p>
          </table:table-cell>
          <table:table-cell table:style-name="Tableau6.A1" office:value-type="string">
            <text:p text:style-name="P1">W </text:p>
          </table:table-cell>
          <table:table-cell table:style-name="Tableau6.A1" office:value-type="string">
            <text:p text:style-name="P1"><text:line-break/></text:p>
          </table:table-cell>
          <table:table-cell table:style-name="Tableau6.A1" office:value-type="string">
            <text:p text:style-name="P1"><text:line-break/></text:p>
          </table:table-cell>
        </table:table-row>
        <table:table-row>
          <table:table-cell table:style-name="Tableau6.A1" office:value-type="string">
            <text:p text:style-name="P1">TE_USER </text:p>
          </table:table-cell>
          <table:table-cell table:style-name="Tableau6.A1" office:value-type="string">
            <text:p text:style-name="P1">une personne </text:p>
          </table:table-cell>
          <table:table-cell table:style-name="Tableau6.A1" office:value-type="string">
            <text:p text:style-name="P1">W </text:p>
          </table:table-cell>
          <table:table-cell table:style-name="Tableau6.A1" office:value-type="string">
            <text:p text:style-name="P1">test.php </text:p>
          </table:table-cell>
          <table:table-cell table:style-name="Tableau6.A1" office:value-type="string">
            <text:p text:style-name="P1">getUserOfSociety(D,TE_IDSOC,TE_USER):TE_USER,TE_MAIL,TE_PHONE </text:p>
          </table:table-cell>
        </table:table-row>
        <table:table-row>
          <table:table-cell table:style-name="Tableau6.A1" office:value-type="string">
            <text:p text:style-name="P1">TE_MAIL </text:p>
          </table:table-cell>
          <table:table-cell table:style-name="Tableau6.A1" office:value-type="string">
            <text:p text:style-name="P1">Son mail </text:p>
          </table:table-cell>
          <table:table-cell table:style-name="Tableau6.A1" office:value-type="string">
            <text:p text:style-name="P1">W </text:p>
          </table:table-cell>
          <table:table-cell table:style-name="Tableau6.A1" office:value-type="string">
            <text:p text:style-name="P1"><text:line-break/></text:p>
          </table:table-cell>
          <table:table-cell table:style-name="Tableau6.A1" office:value-type="string">
            <text:p text:style-name="P1"><text:line-break/></text:p>
          </table:table-cell>
        </table:table-row>
        <table:table-row>
          <table:table-cell table:style-name="Tableau6.A1" office:value-type="string">
            <text:p text:style-name="P1">TE_PHONE </text:p>
          </table:table-cell>
          <table:table-cell table:style-name="Tableau6.A1" office:value-type="string">
            <text:p text:style-name="P1">Son téléphone </text:p>
          </table:table-cell>
          <table:table-cell table:style-name="Tableau6.A1" office:value-type="string">
            <text:p text:style-name="P1">W </text:p>
          </table:table-cell>
          <table:table-cell table:style-name="Tableau6.A1" office:value-type="string">
            <text:p text:style-name="P1"><text:line-break/></text:p>
          </table:table-cell>
          <table:table-cell table:style-name="Tableau6.A1" office:value-type="string">
            <text:p text:style-name="P1"><text:line-break/></text:p>
          </table:table-cell>
        </table:table-row>
      </table:table>
      <text:p text:style-name="Text_20_body"><text:span text:style-name="Strong_20_Emphasis">Remarque : </text:span>La fonction « <text:span text:style-name="Strong_20_Emphasis">func_get_args()</text:span> » permet de connaitre le nombre d'arguments indiqués dans le fichier OpenOffice.org et donc de retourner les arguments nécessaire dans le code.</text:p>
      <text:p text:style-name="Text_20_body"><text:line-break/></text:p>
      <text:h text:style-name="Heading_20_3" text:outline-level="3"><text:bookmark-start text:name="cas_des_attributs_relation_docid"/>Cas des attributs relation (docid)<text:bookmark-end text:name="cas_des_attributs_relation_docid"/></text:h>
      <text:p text:style-name="Text_20_body">Pour les attributs relation, une aide à la saisie est automatiquement mise si la déclaration fait référence à une famille : <text:span text:style-name="Source_20_Text">docid(“TST_MA_FAMILLE”)</text:span>.</text:p>
      <text:p text:style-name="Text_20_body">L'aide à la saisie automatique est la suivante : </text:p>
      <table:table table:name="Tableau7" table:style-name="Tableau7">
        <table:table-column table:style-name="Tableau7.A" table:number-columns-repeated="5"/>
        <table:table-column table:style-name="Tableau7.F"/>
        <table:table-row>
          <table:table-cell table:style-name="Tableau7.A1" office:value-type="string">
            <text:p text:style-name="Table_20_Heading">Id </text:p>
          </table:table-cell>
          <table:table-cell table:style-name="Tableau7.A1" office:value-type="string">
            <text:p text:style-name="Table_20_Heading">Description </text:p>
          </table:table-cell>
          <table:table-cell table:style-name="Tableau7.A1" office:value-type="string">
            <text:p text:style-name="Table_20_Heading">Type </text:p>
          </table:table-cell>
          <table:table-cell table:style-name="Tableau7.A1" office:value-type="string">
            <text:p text:style-name="Table_20_Heading">Vis </text:p>
          </table:table-cell>
          <table:table-cell table:style-name="Tableau7.A1" office:value-type="string">
            <text:p text:style-name="Table_20_Heading">Phpfile </text:p>
          </table:table-cell>
          <table:table-cell table:style-name="Tableau7.A1" office:value-type="string">
            <text:p text:style-name="Table_20_Heading">phpfunc </text:p>
          </table:table-cell>
        </table:table-row>
        <table:table-row>
          <table:table-cell table:style-name="Tableau7.A1" office:value-type="string">
            <text:p text:style-name="P1">TE_SOC </text:p>
          </table:table-cell>
          <table:table-cell table:style-name="Tableau7.A1" office:value-type="string">
            <text:p text:style-name="P1">Société </text:p>
          </table:table-cell>
          <table:table-cell table:style-name="Tableau7.A1" office:value-type="string">
            <text:p text:style-name="P1">docid(“SOCIETY”) </text:p>
          </table:table-cell>
          <table:table-cell table:style-name="Tableau7.A1" office:value-type="string">
            <text:p text:style-name="P1">W </text:p>
          </table:table-cell>
          <table:table-cell table:style-name="Tableau7.A1" office:value-type="string">
            <text:p text:style-name="P1">fdl.php </text:p>
          </table:table-cell>
          <table:table-cell table:style-name="Tableau7.A1" office:value-type="string">
            <text:p text:style-name="P1">lfamily(D,SOCIETY,CT):TE_SOC,CT </text:p>
          </table:table-cell>
        </table:table-row>
      </table:table>
      <text:p text:style-name="Text_20_body">Le mot-clef <text:span text:style-name="Source_20_Text">CT</text:span> désigne le titre (Current Title).</text:p>
      <text:p text:style-name="Text_20_body">Depuis la version 3.0.4 de dynacase, il est aussi possible d'utiliser le mot-clef <text:soft-page-break/><text:span text:style-name="Source_20_Text">CT[TE_DEPT]</text:span> pour désigner le titre d'une autre relation. </text:p>
      <table:table table:name="Tableau8" table:style-name="Tableau8">
        <table:table-column table:style-name="Tableau8.A" table:number-columns-repeated="3"/>
        <table:table-column table:style-name="Tableau8.D"/>
        <table:table-column table:style-name="Tableau8.E"/>
        <table:table-column table:style-name="Tableau8.F"/>
        <table:table-row>
          <table:table-cell table:style-name="Tableau8.A1" office:value-type="string">
            <text:p text:style-name="Table_20_Heading">Id </text:p>
          </table:table-cell>
          <table:table-cell table:style-name="Tableau8.A1" office:value-type="string">
            <text:p text:style-name="Table_20_Heading">Description </text:p>
          </table:table-cell>
          <table:table-cell table:style-name="Tableau8.A1" office:value-type="string">
            <text:p text:style-name="Table_20_Heading">Type </text:p>
          </table:table-cell>
          <table:table-cell table:style-name="Tableau8.A1" office:value-type="string">
            <text:p text:style-name="Table_20_Heading">Vis </text:p>
          </table:table-cell>
          <table:table-cell table:style-name="Tableau8.A1" office:value-type="string">
            <text:p text:style-name="Table_20_Heading">Phpfile </text:p>
          </table:table-cell>
          <table:table-cell table:style-name="Tableau8.A1" office:value-type="string">
            <text:p text:style-name="Table_20_Heading">phpfunc </text:p>
          </table:table-cell>
        </table:table-row>
        <table:table-row>
          <table:table-cell table:style-name="Tableau8.A1" office:value-type="string">
            <text:p text:style-name="P1">TE_SOC </text:p>
          </table:table-cell>
          <table:table-cell table:style-name="Tableau8.A1" office:value-type="string">
            <text:p text:style-name="P1">Société </text:p>
          </table:table-cell>
          <table:table-cell table:style-name="Tableau8.A1" office:value-type="string">
            <text:p text:style-name="P1">docid(“SOCIETY”) </text:p>
          </table:table-cell>
          <table:table-cell table:style-name="Tableau8.A1" office:value-type="string">
            <text:p text:style-name="P1">W </text:p>
          </table:table-cell>
          <table:table-cell table:style-name="Tableau8.A1" office:value-type="string">
            <text:p text:style-name="P1">fdl.php </text:p>
          </table:table-cell>
          <table:table-cell table:style-name="Tableau8.A1" office:value-type="string">
            <text:p text:style-name="P1">lfamilyvalue(D,SOCIETY,CT,'title,'id,'soc_depttitle,'soc_dept):TE_SOC,CT,CT[TE_DEPT] </text:p>
          </table:table-cell>
        </table:table-row>
        <table:table-row>
          <table:table-cell table:style-name="Tableau8.A1" office:value-type="string">
            <text:p text:style-name="P1">TE_DEPT </text:p>
          </table:table-cell>
          <table:table-cell table:style-name="Tableau8.A1" office:value-type="string">
            <text:p text:style-name="P1">Département </text:p>
          </table:table-cell>
          <table:table-cell table:style-name="Tableau8.A1" office:value-type="string">
            <text:p text:style-name="P1">docid(“DEPT”) </text:p>
          </table:table-cell>
          <table:table-cell table:style-name="Tableau8.A1" office:value-type="string">
            <text:p text:style-name="P1">W </text:p>
          </table:table-cell>
          <table:table-cell table:style-name="Tableau8.A1" office:value-type="string">
            <text:p text:style-name="P1"/>
          </table:table-cell>
          <table:table-cell table:style-name="Tableau8.A1" office:value-type="string">
            <text:p text:style-name="P1"/>
          </table:table-cell>
        </table:table-row>
      </table:table>
      <text:h text:style-name="Heading_20_3" text:outline-level="3">Cas des attributs htmltext</text:h>
      <table:table table:name="Tableau1" table:style-name="Tableau1">
        <table:table-column table:style-name="Tableau1.A" table:number-columns-repeated="3"/>
        <table:table-column table:style-name="Tableau1.D"/>
        <table:table-column table:style-name="Tableau1.E"/>
        <table:table-column table:style-name="Tableau1.F"/>
        <table:table-row>
          <table:table-cell table:style-name="Tableau1.A1" office:value-type="string">
            <text:p text:style-name="Table_20_Heading">Id </text:p>
          </table:table-cell>
          <table:table-cell table:style-name="Tableau1.A1" office:value-type="string">
            <text:p text:style-name="Table_20_Heading">Description </text:p>
          </table:table-cell>
          <table:table-cell table:style-name="Tableau1.A1" office:value-type="string">
            <text:p text:style-name="Table_20_Heading">Type </text:p>
          </table:table-cell>
          <table:table-cell table:style-name="Tableau1.A1" office:value-type="string">
            <text:p text:style-name="Table_20_Heading">Vis </text:p>
          </table:table-cell>
          <table:table-cell table:style-name="Tableau1.A1" office:value-type="string">
            <text:p text:style-name="Table_20_Heading">Phpfile </text:p>
          </table:table-cell>
          <table:table-cell table:style-name="Tableau1.A1" office:value-type="string">
            <text:p text:style-name="Table_20_Heading">phpfunc </text:p>
          </table:table-cell>
        </table:table-row>
        <table:table-row>
          <table:table-cell table:style-name="Tableau1.A1" office:value-type="string">
            <text:p text:style-name="P1">TE_TEXT</text:p>
          </table:table-cell>
          <table:table-cell table:style-name="Tableau1.A1" office:value-type="string">
            <text:p text:style-name="P1">Texte </text:p>
          </table:table-cell>
          <table:table-cell table:style-name="Tableau1.A1" office:value-type="string">
            <text:p text:style-name="P1">htmltext</text:p>
          </table:table-cell>
          <table:table-cell table:style-name="Tableau1.A1" office:value-type="string">
            <text:p text:style-name="P1">W </text:p>
          </table:table-cell>
          <table:table-cell table:style-name="Tableau1.A1" office:value-type="string">
            <text:p text:style-name="P1">test.php </text:p>
          </table:table-cell>
          <table:table-cell table:style-name="Tableau1.A1" office:value-type="string">
            <text:p text:style-name="P2">addHtml(TE_TEXT):TE_TEXT</text:p>
          </table:table-cell>
        </table:table-row>
      </table:table>
      <text:p text:style-name="Preformatted_20_Text"><text:span text:style-name="keyword1_5f_php">function</text:span> addHtml<text:span text:style-name="symbol0_5f_php">(</text:span><text:span text:style-name="regexp0_5f_php">$prefix</text:span><text:span text:style-name="symbol0_5f_php">)</text:span> <text:span text:style-name="symbol0_5f_php">{</text:span></text:p>
      <text:p text:style-name="Preformatted_20_Text"/>
      <text:p text:style-name="Preformatted_20_Text"><text:s text:c="2"/><text:span text:style-name="regexp0_5f_php">$prefix</text:span><text:span text:style-name="symbol0_5f_php">=</text:span><text:span text:style-name="keyword2_5f_php">html_entity_decode</text:span><text:span text:style-name="symbol0_5f_php">(</text:span><text:span text:style-name="regexp0_5f_php">$prefix</text:span><text:span text:style-name="symbol0_5f_php">,</text:span> ENT_QUOTES<text:span text:style-name="symbol0_5f_php">,</text:span><text:span text:style-name="string_5f_php"> 'UTF-8'</text:span><text:span text:style-name="symbol0_5f_php">);</text:span></text:p>
      <text:p text:style-name="Preformatted_20_Text"><text:s text:c="2"/><text:span text:style-name="keyword0_5f_php">return</text:span> <text:span text:style-name="keyword2_5f_php">array</text:span><text:span text:style-name="symbol0_5f_php">(</text:span><text:span text:style-name="keyword2_5f_php">array</text:span><text:span text:style-name="symbol0_5f_php">(</text:span><text:span text:style-name="string_5f_php">"Gras"</text:span><text:span text:style-name="symbol0_5f_php">,</text:span> <text:span text:style-name="string_5f_php">"$prefix&lt;strong&gt;Gras&lt;/strong&gt;"</text:span><text:span text:style-name="symbol0_5f_php">),</text:span></text:p>
      <text:p text:style-name="Preformatted_20_Text"><text:span text:style-name="symbol0_5f_php"><text:s text:c="15"/></text:span><text:span text:style-name="keyword2_5f_php">array</text:span><text:span text:style-name="symbol0_5f_php">(</text:span><text:span text:style-name="string_5f_php">"Italique"</text:span><text:span text:style-name="symbol0_5f_php">, </text:span><text:span text:style-name="string_5f_php">"$prefix&lt;em&gt;Italique&lt;/em&gt;"</text:span><text:span text:style-name="symbol0_5f_php">));</text:span></text:p>
      <text:p text:style-name="Preformatted_20_Text"/>
      <text:p text:style-name="Preformatted_20_Text"><text:span text:style-name="symbol0_5f_php">}</text:span></text:p>
      <text:p text:style-name="Text_20_body">Les valeurs reçues par un type htmltext dans les aides à la saisies peuvent être encodées. Pour s'assurer d'avoir des valeurs cohérentes, il est nécessaire de les décoder avec la fonction "html_entity_decode".</text:p>
      <text:p text:style-name="Text_20_body"/>
      <text:h text:style-name="Heading_20_3" text:outline-level="3">Cas des attributs multiples (attributs avec l'option multiple=yes)</text:h>
      <text:p text:style-name="Text_20_body">La déclaration de l'aide à la saisie reste la même que pour un attribut simple.</text:p>
      <text:p text:style-name="Text_20_body">Pour pouvoir retourner une valeur multiple, il suffit de séparer les valeurs par un "\n"</text:p>
      <text:p text:style-name="Text_20_body">En reprenant l'exemple pour le docid et en le remplaçant par un docid multiple on a :</text:p>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Table_20_Heading">Id </text:p>
          </table:table-cell>
          <table:table-cell table:style-name="Table1.A1" office:value-type="string">
            <text:p text:style-name="Table_20_Heading">Description </text:p>
          </table:table-cell>
          <table:table-cell table:style-name="Table1.A1" office:value-type="string">
            <text:p text:style-name="Table_20_Heading">Type </text:p>
          </table:table-cell>
          <table:table-cell table:style-name="Table1.A1" office:value-type="string">
            <text:p text:style-name="Table_20_Heading">Vis </text:p>
          </table:table-cell>
          <table:table-cell table:style-name="Table1.A1" office:value-type="string">
            <text:p text:style-name="Table_20_Heading">Phpfile </text:p>
          </table:table-cell>
          <table:table-cell table:style-name="Table1.F1" office:value-type="string">
            <text:p text:style-name="Table_20_Heading">phpfunc </text:p>
          </table:table-cell>
          <table:table-cell table:style-name="Table1.A1" office:value-type="string">
            <text:p text:style-name="Table_20_Heading">option</text:p>
          </table:table-cell>
        </table:table-row>
        <table:table-row>
          <table:table-cell table:style-name="Table1.A1" office:value-type="string">
            <text:p text:style-name="P1">TE_SOC </text:p>
          </table:table-cell>
          <table:table-cell table:style-name="Table1.A1" office:value-type="string">
            <text:p text:style-name="P1">Société </text:p>
          </table:table-cell>
          <table:table-cell table:style-name="Table1.A1" office:value-type="string">
            <text:p text:style-name="P1">docid(“SOCIETY”) </text:p>
          </table:table-cell>
          <table:table-cell table:style-name="Table1.A1" office:value-type="string">
            <text:p text:style-name="P1">W </text:p>
          </table:table-cell>
          <table:table-cell table:style-name="Table1.A1" office:value-type="string">
            <text:p text:style-name="P1">fdl.php </text:p>
          </table:table-cell>
          <table:table-cell table:style-name="Table1.F1" office:value-type="string">
            <text:p text:style-name="P1">getSocietyAndMultipleDept(D,CT):TE_SOC,CT,TE_DEPT,CT[TE_DEPT] </text:p>
          </table:table-cell>
          <table:table-cell table:style-name="Table1.A1" office:value-type="string">
            <text:p text:style-name="P1"/>
          </table:table-cell>
        </table:table-row>
        <table:table-row>
          <table:table-cell table:style-name="Table1.A1" office:value-type="string">
            <text:p text:style-name="P1">TE_DEPT </text:p>
          </table:table-cell>
          <table:table-cell table:style-name="Table1.A1" office:value-type="string">
            <text:p text:style-name="P1">Département </text:p>
          </table:table-cell>
          <table:table-cell table:style-name="Table1.A1" office:value-type="string">
            <text:p text:style-name="P1">docid(“DEPT”) </text:p>
          </table:table-cell>
          <table:table-cell table:style-name="Table1.A1" office:value-type="string">
            <text:p text:style-name="P1">W </text:p>
          </table:table-cell>
          <table:table-cell table:style-name="Table1.A1" office:value-type="string">
            <text:p text:style-name="P1"/>
          </table:table-cell>
          <table:table-cell table:style-name="Table1.F1" office:value-type="string">
            <text:p text:style-name="P1"/>
          </table:table-cell>
          <table:table-cell table:style-name="Table1.A1" office:value-type="string">
            <text:p text:style-name="P1">multiple=yes</text:p>
          </table:table-cell>
        </table:table-row>
      </table:table>
      <text:p text:style-name="Standard"/>
      <text:p text:style-name="Text_20_body">Notre nouvelle aide à la saisie sera de la forme :</text:p>
      <text:p text:style-name="Preformatted_20_Text"><text:span text:style-name="keyword1_5f_php">function</text:span> getSocietyAndMultipleDept<text:span text:style-name="symbol0_5f_php">(</text:span><text:span text:style-name="regexp0_5f_php">$society</text:span><text:span text:style-name="symbol0_5f_php">)</text:span> <text:span text:style-name="symbol0_5f_php">{</text:span></text:p>
      <text:p text:style-name="Preformatted_20_Text"><text:span text:style-name="symbol0_5f_php"><text:tab/></text:span>include_once("FDL/Class.Doc.php");<text:line-break/> <text:tab/>include_once("FDL/Class.SearchDoc.php");<text:line-break/><text:line-break/> <text:s/><text:tab/>$tret=array(); //// matrice à retourner//<text:line-break/><text:soft-page-break/><text:line-break/> <text:s/><text:tab/>$s=new SearchDoc($dbaccess,"SOCIETY");<text:line-break/> <text:s/><text:tab/>$s-&gt;setObjectReturn();<text:line-break/> <text:s/><text:tab/>if ($society != "") <text:s/>$s-&gt;addFilter(sprintf("title ~* '%s'",pg_escape_string($society)));//// filtre éventuel sur le titre//<text:line-break/> <text:s/><text:tab/>$s-&gt;slice=100;<text:line-break/> <text:tab/>$s-&gt;search();<text:line-break/> <text:s text:c="3"/><text:line-break/><text:tab/>while ($doc=$s-&gt;nextDoc()) {</text:p>
      <text:p text:style-name="Preformatted_20_Text"/>
      <text:p text:style-name="Preformatted_20_Text"><text:tab/><text:tab/>$deptIds="";</text:p>
      <text:p text:style-name="Preformatted_20_Text"><text:tab/><text:tab/>$deptTitles="";</text:p>
      <text:p text:style-name="Preformatted_20_Text"/>
      <text:p text:style-name="Preformatted_20_Text"><text:tab/><text:tab/>$s2=new SearchDoc($dbaccess, "DEPT");</text:p>
      <text:p text:style-name="Preformatted_20_Text"><text:tab/><text:tab/>$s2-&gt;setObjectReturn();</text:p>
      <text:p text:style-name="Preformatted_20_Text"><text:tab/><text:tab/>$s2-&gt;addFilter("soc_dept = %d", $doc-&gt;getProperty("initid"));</text:p>
      <text:p text:style-name="Preformatted_20_Text"><text:tab/><text:tab/>$s2-&gt;search;</text:p>
      <text:p text:style-name="Preformatted_20_Text"/>
      <text:p text:style-name="Preformatted_20_Text"><text:tab/><text:tab/>while($dept=$s2-&gt;nextDoc()) {</text:p>
      <text:p text:style-name="Preformatted_20_Text"><text:tab/><text:tab/><text:tab/>if ($deptIds) $deptIds .= "\n";</text:p>
      <text:p text:style-name="Preformatted_20_Text"><text:tab/><text:tab/><text:tab/>if ($deptTitles) $deptTitles .= "\n";</text:p>
      <text:p text:style-name="Preformatted_20_Text"><text:tab/><text:tab/><text:tab/>$deptIds .= $dept-&gt;getProperty("initid");</text:p>
      <text:p text:style-name="Preformatted_20_Text"><text:tab/><text:tab/><text:tab/>$deptTitles .= $det-&gt;getTitle();</text:p>
      <text:p text:style-name="Preformatted_20_Text"><text:tab/><text:tab/>}</text:p>
      <text:p text:style-name="Preformatted_20_Text"/>
      <text:p text:style-name="Preformatted_20_Text"><text:tab/><text:tab/>$tret[] = array(</text:p>
      <text:p text:style-name="Preformatted_20_Text"><text:tab/><text:tab/><text:tab/>$doc-&gt;getTitle(),</text:p>
      <text:p text:style-name="Preformatted_20_Text"><text:tab/><text:tab/><text:tab/>$doc-&gt;getProperty("initid"),</text:p>
      <text:p text:style-name="Preformatted_20_Text"><text:tab/><text:tab/><text:tab/>$doc-&gt;getTitle(),</text:p>
      <text:p text:style-name="Preformatted_20_Text"><text:tab/><text:tab/><text:tab/>$deptIds,</text:p>
      <text:p text:style-name="Preformatted_20_Text"><text:tab/><text:tab/><text:tab/>$deptTitles</text:p>
      <text:p text:style-name="Preformatted_20_Text"><text:tab/><text:tab/>);</text:p>
      <text:p text:style-name="Preformatted_20_Text"><text:tab/>}</text:p>
      <text:p text:style-name="Preformatted_20_Text"><text:tab/>return $tret;</text:p>
      <text:p text:style-name="Preformatted_20_Text"><text:span text:style-name="symbol0_5f_php">}</text:span></text:p>
      <text:p text:style-name="Preformatted_20_Text"><text:span text:style-name="symbol0_5f_php"/></text:p>
      <text:p text:style-name="Text_20_body">Cette aide à la saisie retournera les sociétés une à une, et pour chaque société, tous les départements qui lui sont liés.</text:p>
      <text:p text:style-name="Text_20_body">Si la valeur retourner pour le multiple est " ", les valeurs actuels seront effacés.</text:p>
      <text:p text:style-name="Text_20_body">Ce système fonctionne pour les docid multiples, les account multiples et les enum multiples(défaut, hcheck et vche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0_5f_php" style:display-name="keyword0_php" style:family="text">
      <style:text-properties fo:color="#b1b100" fo:font-style="normal"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25:57</meta:creation-date>
    <dc:date>2013-01-10T13:52:47</dc:date>
    <dc:creator>Nicolas Thing-leoh</dc:creator>
    <meta:editing-duration>PT4H15M3S</meta:editing-duration>
    <meta:editing-cycles>13</meta:editing-cycles>
    <meta:generator>LibreOffice/3.4$Linux LibreOffice_project/340m1$Build-402</meta:generator>
    <meta:document-statistic meta:table-count="7" meta:image-count="0" meta:object-count="0" meta:page-count="6" meta:paragraph-count="225" meta:word-count="1248" meta:character-count="10058" meta:non-whitespace-character-count="8614"/>
  </office:meta>
</office:document-meta>
</file>